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Standard"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officeooo:rsid="0014cbb8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lonso@debian: ~$</text:p>
      <text:p text:style-name="P3">root@maquina: ~#</text:p>
      <text:p text:style-name="P3">usuario@maquina: directorioHome</text:p>
      <text:p text:style-name="P3">___________________________________________________________________________________________________________________________________________________________</text:p>
      <text:p text:style-name="P3"/>
      <text:p text:style-name="P3"/>
      <text:p text:style-name="P3">sudo </text:p>
      <text:p text:style-name="P3">su </text:p>
      <text:p text:style-name="P3"/>
      <text:p text:style-name="P3">COMANDO<text:tab/>DESCRIPCIÓN<text:tab/><text:tab/><text:tab/><text:tab/><text:tab/><text:tab/><text:tab/><text:tab/><text:tab/>EJEMPLO</text:p>
      <text:p text:style-name="P3">___________________________________________________________________________________________________________________________________________________________</text:p>
      <text:p text:style-name="P3">ls<text:tab/>Lista los archivos y directorios en el directorio actual.<text:tab/><text:tab/><text:tab/>ls -l muestra detalles con formato largo.</text:p>
      <text:p text:style-name="P3"><text:tab/>-l<text:tab/>Nos brinda más información de los archivos, con el tamaño en bytes de cada archivo.</text:p>
      <text:p text:style-name="P3"><text:tab/>-h<text:tab/>Nos brinda el tamaño en formato entendible para los humanos, no bytes.</text:p>
      <text:p text:style-name="P3"><text:tab/>-S<text:tab/>Ordena en función al tamaño.</text:p>
      <text:p text:style-name="P3"><text:tab/>-r<text:tab/>Ordenación inversa.</text:p>
      <text:p text:style-name="P3"><text:tab/>-t<text:tab/>Ordena por la fecha.</text:p>
      <text:p text:style-name="P3"/>
      <text:p text:style-name="P3">cd<text:tab/>Cambia de directorio.Se puede usar con o sin parámetros.<text:tab/><text:tab/><text:tab/>cd /ruta/al/directorio</text:p>
      <text:p text:style-name="P3"><text:tab/>Uso de la virgulilla (~)</text:p>
      <text:p text:style-name="P3"><text:tab/>Uso del guión (-)</text:p>
      <text:p text:style-name="P3"><text:tab/>Uso de los dos puntos(..)</text:p>
      <text:p text:style-name="P3">--------</text:p>
      <text:p text:style-name="P3">pwd<text:tab/>Muestra la ruta del directorio actual.<text:tab/><text:tab/><text:tab/><text:tab/><text:tab/><text:tab/>pwd</text:p>
      <text:p text:style-name="P3"/>
      <text:p text:style-name="P3">man<text:tab/>Muestra el manual de un comando.<text:tab/><text:tab/><text:tab/><text:tab/><text:tab/><text:tab/>man comando</text:p>
      <text:p text:style-name="P3"><text:tab/>-f </text:p>
      <text:p text:style-name="P3"><text:tab/>-k</text:p>
      <text:p text:style-name="P3"/>
      <text:p text:style-name="P3">info<text:tab/>Muestra información de un comando, incluyendo hiperenlaces.<text:tab/><text:tab/><text:tab/>info comando</text:p>
      <text:p text:style-name="P3"><text:tab/>? obtendremos ayuda de como desplazarnos por las páginas info.</text:p>
      <text:p text:style-name="P3"/>
      <text:p text:style-name="P3">type<text:tab/>Te permite saber a qué categoría pertenece un comando.<text:tab/><text:tab/><text:tab/><text:tab/>type echo</text:p>
      <text:p text:style-name="P3"/>
      <text:p text:style-name="P3">uname<text:tab/>Permite ver información sobre el S.O. -a para verla toda.<text:tab/><text:tab/><text:tab/>uname -a</text:p>
      <text:p text:style-name="P3"/>
      <text:p text:style-name="P3">ps<text:tab/>Muestra información sobre los procesos en ejecución.<text:tab/><text:tab/><text:tab/><text:tab/>ps aux</text:p>
      <text:p text:style-name="P3"/>
      <text:p text:style-name="P3">locate<text:tab/>Muestra la ubicación de un archivo.<text:tab/><text:tab/><text:tab/><text:tab/><text:tab/><text:tab/>locate archivo.</text:p>
      <text:p text:style-name="P3"><text:tab/>updatedb para actualizar la bbdd con las localidades de los elementos.</text:p>
      <text:p text:style-name="P3"/>
      <text:p text:style-name="P3">top<text:tab/>Muestra información en tiempo real sobre los procesos y recursos del sistema.<text:tab/>top</text:p>
      <text:p text:style-name="P3"/>
      <text:p text:style-name="P3">df<text:tab/>Muestra el espacio en disco utilizado y disponible.<text:tab/><text:tab/><text:tab/><text:tab/>df -h</text:p>
      <text:p text:style-name="P3"><text:soft-page-break/></text:p>
      <text:p text:style-name="P3">du<text:tab/>Muestra el espacio utilizado por directorios y archivos.<text:tab/><text:tab/><text:tab/>du -sh directorio</text:p>
      <text:p text:style-name="P3">--------</text:p>
      <text:p text:style-name="P3">which<text:tab/>Permite saber la ruta de un programa.<text:tab/><text:tab/><text:tab/><text:tab/><text:tab/><text:tab/>which programa</text:p>
      <text:p text:style-name="P3"/>
      <text:p text:style-name="P3">set<text:tab/>Muestra o modifica la configuración de nuestro entorno.<text:tab/><text:tab/><text:tab/><text:tab/>set -o opcion</text:p>
      <text:p text:style-name="P3"><text:tab/> -o para activar +o para desactivar.</text:p>
      <text:p text:style-name="P3"/>
      <text:p text:style-name="P3">export<text:tab/>Crea o modifica variables de entorno.<text:tab/><text:tab/><text:tab/><text:tab/><text:tab/><text:tab/>Export NOMBRE=Alonso</text:p>
      <text:p text:style-name="P3"/>
      <text:p text:style-name="P3">unset<text:tab/>Elimina una variable de entorno.<text:tab/><text:tab/><text:tab/><text:tab/><text:tab/><text:tab/>unset NOMBRE</text:p>
      <text:p text:style-name="P3"/>
      <text:p text:style-name="P3">env <text:tab/>Muestra una lista de las variables de entorno.<text:tab/><text:tab/><text:tab/><text:tab/><text:tab/>env</text:p>
      <text:p text:style-name="P3"/>
      <text:p text:style-name="P3">kill<text:tab/>Envía una señal a un proceso, generalmente para detenerlo.<text:tab/><text:tab/><text:tab/>kill -9 PID</text:p>
      <text:p text:style-name="P3">--------</text:p>
      <text:p text:style-name="P3">cp<text:tab/>Copia archivos o directorios.<text:tab/><text:tab/><text:tab/><text:tab/><text:tab/><text:tab/><text:tab/>cp archivo_origen.txt carpeta_destino/</text:p>
      <text:p text:style-name="P3"><text:tab/>-r<text:tab/>hace recursiva esa orden.</text:p>
      <text:p text:style-name="P3"/>
      <text:p text:style-name="P3">mv<text:tab/>Mueve o Renombra archivos o directorios.<text:tab/><text:tab/><text:tab/><text:tab/><text:tab/>mv archivo.txt nuevo_nombre.txt</text:p>
      <text:p text:style-name="P3"><text:tab/><text:tab/><text:tab/><text:tab/><text:tab/><text:tab/><text:tab/><text:tab/><text:tab/><text:tab/><text:tab/>mv archivo nueva_ruta/</text:p>
      <text:p text:style-name="P3"/>
      <text:p text:style-name="P3">rm<text:tab/>Elimina archivos o directorios.<text:tab/><text:tab/><text:tab/><text:tab/><text:tab/><text:tab/><text:tab/>rm archivo.txt</text:p>
      <text:p text:style-name="P3"><text:tab/>-r <text:tab/>Te permite eliminar directorios.<text:tab/><text:tab/><text:tab/><text:tab/><text:tab/><text:tab/><text:tab/><text:tab/><text:tab/>rm -r </text:p>
      <text:p text:style-name="P3"/>
      <text:p text:style-name="P3">mkdir<text:tab/>Crea un nuevo directorio.<text:tab/><text:tab/><text:tab/><text:tab/><text:tab/><text:tab/><text:tab/>mkdir nuevo_directorio<text:tab/>mkdir ruta_existente/nuevo_directorio</text:p>
      <text:p text:style-name="P3"><text:tab/>-p crea todos los directorios de la ruta que le facilitamos al comando.</text:p>
      <text:p text:style-name="P3"/>
      <text:p text:style-name="P3">touch<text:tab/>Te permite crear un nuevo archivo.<text:tab/><text:tab/><text:tab/><text:tab/><text:tab/><text:tab/>touch mi_fichero</text:p>
      <text:p text:style-name="P3"/>
      <text:p text:style-name="P3">&gt;<text:tab/>Te permite crear un nuevo archivo.<text:tab/><text:tab/><text:tab/><text:tab/><text:tab/><text:tab/>&gt; mi_archivo</text:p>
      <text:p text:style-name="P3"/>
      <text:p text:style-name="P3">rmdir<text:tab/>Elimina un directorio vacío.<text:tab/><text:tab/><text:tab/><text:tab/><text:tab/><text:tab/><text:tab/>rmdir directorio_vacio</text:p>
      <text:p text:style-name="P3">--------</text:p>
      <text:p text:style-name="P3"/>
      <text:p text:style-name="P3">chmod<text:tab/>Cambia los permisos de un archivo o directorio.<text:tab/><text:tab/><text:tab/><text:tab/><text:tab/>chmod +x archivo</text:p>
      <text:p text:style-name="P3"/>
      <text:p text:style-name="P3">chown<text:tab/>Cambia el propietario de un archivo o directorio.<text:tab/><text:tab/><text:tab/><text:tab/>chown nuevo_propietario archivo.txt</text:p>
      <text:p text:style-name="P3"/>
      <text:p text:style-name="P3">--------</text:p>
      <text:p text:style-name="P3">echo<text:tab/>Muestra el texto que recibe. -e interpreta los carácteres especiales.<text:tab/><text:tab/>echo -e "Hola \n mundo"</text:p>
      <text:p text:style-name="P3"><text:tab/>Importante usar comillas dobles, no simples para que interprete el contenido.</text:p>
      <text:p text:style-name="P3"/>
      <text:p text:style-name="P3"/>
      <text:p text:style-name="P3"><text:soft-page-break/>tar<text:tab/>Compacta varios ficheros y directorios en un archivo comprimido.<text:tab/><text:tab/>Sintaxis: tar [opciones] destino.tar datos</text:p>
      <text:p text:style-name="P3"><text:tab/><text:tab/>Uso básico. Compactar: <text:tab/><text:tab/><text:tab/><text:tab/><text:tab/><text:tab/><text:tab/>tar -cf fichero.tar /etc/ /var/</text:p>
      <text:p text:style-name="P3"><text:s/><text:tab/><text:tab/>Extraer: <text:tab/><text:tab/><text:tab/><text:tab/><text:tab/><text:tab/><text:tab/><text:tab/>tar -xf fichero.tar</text:p>
      <text:p text:style-name="P3"><text:tab/><text:tab/>Comprimir con gzip: <text:tab/><text:tab/><text:tab/><text:tab/><text:tab/><text:tab/><text:tab/>tar -czf fichero.tar.gz /etc/ /var/</text:p>
      <text:p text:style-name="P3"><text:tab/><text:tab/>Extraer: <text:tab/><text:tab/><text:tab/><text:tab/><text:tab/><text:tab/><text:tab/><text:tab/>tar -xzf fichero.tar.gz</text:p>
      <text:p text:style-name="P3"><text:tab/><text:tab/>Opciones más importantes:</text:p>
      <text:p text:style-name="P3"><text:s/><text:tab/><text:tab/><text:tab/> - c : compacta</text:p>
      <text:p text:style-name="P3"><text:tab/><text:tab/><text:tab/> - x : expande (extrae)</text:p>
      <text:p text:style-name="P3"><text:tab/><text:tab/><text:tab/> - f : escribe o lee de un fichero</text:p>
      <text:p text:style-name="P3"><text:tab/><text:tab/><text:tab/> - z : comprime o descomprime con gzip</text:p>
      <text:p text:style-name="P3"><text:tab/><text:tab/><text:tab/> - j : comprime o descomprime con bzip2</text:p>
      <text:p text:style-name="P3"><text:tab/><text:tab/><text:tab/> - P : utiliza rutas absolutas (por defecto serán relativas)</text:p>
      <text:p text:style-name="P3"><text:tab/><text:tab/><text:tab/> - p : preserva los permisos de los ficheros originales</text:p>
      <text:p text:style-name="P3"><text:tab/><text:tab/><text:tab/> - r : añade elementos a un fichero compactado</text:p>
      <text:p text:style-name="P3"><text:tab/><text:tab/><text:tab/> - t : muestra la información que contiene un fichero tar </text:p>
      <text:p text:style-name="P3"/>
      <text:p text:style-name="P3">gzip<text:tab/>Comprimir y descomprimir ficheros.<text:tab/><text:tab/><text:tab/><text:tab/><text:tab/><text:tab/>gunzip fichero.xz</text:p>
      <text:p text:style-name="P3">bzip<text:tab/>Con el prefijo (un-) se puede descomprimir también con la opción (-d).<text:tab/><text:tab/>bunzip <text:tab/><text:tab/><text:tab/>bzip -k fichero</text:p>
      <text:p text:style-name="P3">xz<text:tab/>Para conservar el originar opción (-k).<text:tab/><text:tab/><text:tab/><text:tab/><text:tab/><text:tab/>unxz<text:tab/><text:tab/><text:tab/>bzip -d fichero.bz</text:p>
      <text:p text:style-name="P3"/>
      <text:p text:style-name="P3">cat<text:tab/>Muestra el contenido de un archivo.Puede concatenar ficheros de texto.<text:tab/><text:tab/>cat archivo.txt</text:p>
      <text:p text:style-name="P3"><text:tab/>Sesuele usar para mostrar contenido por pantalla.(-n)muestra el num de linea</text:p>
      <text:p text:style-name="P3"/>
      <text:p text:style-name="P3">more<text:tab/>Muestra el contenido de un archivo de texto página por página.</text:p>
      <text:p text:style-name="P3"/>
      <text:p text:style-name="P3">less<text:tab/>También muestra el contenido de un archivo de texto, más funcionalidades que more.</text:p>
      <text:p text:style-name="P3"/>
      <text:p text:style-name="P3">head<text:tab/>Muestra las primeras 10 lineas del fichero.Puede funcionar con varios ficheros.<text:tab/><text:tab/>head -n20 fichero</text:p>
      <text:p text:style-name="P3"><text:tab/>Si pones la opcion (-n) y el num de lineas q quieres ver, aumenta el num de lineas.<text:tab/></text:p>
      <text:p text:style-name="P3"/>
      <text:p text:style-name="P3">tail<text:tab/>Muestra las primeras 10 lineas del fichero.Puede funcionar con varios ficheros.<text:tab/><text:tab/>tail -15 fichero</text:p>
      <text:p text:style-name="P3"><text:tab/>Si pones la opcion (-n) y el num de lineas q quieres ver, aumenta el num de lineas.</text:p>
      <text:p text:style-name="P3"/>
      <text:p text:style-name="P3">wc<text:tab/>Muestra el total de lineas(-l), palabras(-w) y carácteres(-m).<text:tab/><text:tab/><text:tab/><text:tab/>wc</text:p>
      <text:p text:style-name="P3"/>
      <text:p text:style-name="P3">rev<text:tab/>invierte el orden de los caracteres en cada línea de un archivo o entrada de texto.<text:tab/>rev nombre_del_archivo</text:p>
      <text:p text:style-name="P3"/>
      <text:p text:style-name="P3">cut<text:tab/>Muestra solo una parte de cada linea.(corte vertical)</text:p>
      <text:p text:style-name="P3"><text:tab/>(-c)Selecciona solo los carácteres que le indiquemos, se pueden usar nums independientes<text:tab/>cut -c 5,10 fichero</text:p>
      <text:p text:style-name="P3"><text:tab/> separados por comas, o dos nums separados por guión para indicar un rango.<text:tab/><text:tab/><text:tab/>cut -c 5-10 fichero</text:p>
      <text:p text:style-name="P3"><text:tab/>(-d) Indica un caracter tabulador.<text:tab/><text:tab/><text:tab/><text:tab/><text:tab/><text:tab/><text:tab/><text:tab/>cut -d":" fichero</text:p>
      <text:p text:style-name="P3"><text:tab/>(-f) Elige las columnas que queremos que se muestren<text:tab/><text:tab/><text:tab/><text:tab/><text:tab/><text:tab/></text:p>
      <text:p text:style-name="P3"/>
      <text:p text:style-name="P3"/>
      <text:p text:style-name="P3"><text:soft-page-break/>grep<text:tab/>Muestra las líneas que cumplen con un patrón.<text:tab/><text:tab/><text:tab/><text:tab/><text:tab/><text:tab/><text:tab/>grep palabra archivo.txt</text:p>
      <text:p text:style-name="P3"><text:tab/>(-v) Muestra las que NO coinciden con el patrón.</text:p>
      <text:p text:style-name="P3"><text:tab/>(-l) Solo indica el nombre del fichero donde encontró el patrón.</text:p>
      <text:p text:style-name="P3"><text:tab/>(-w) El patrón tiene que ser una palabra independiente.</text:p>
      <text:p text:style-name="P3"><text:tab/>(-n) Muestra el número de linea.</text:p>
      <text:p text:style-name="P3"><text:tab/>(-i) No hace distinción entre mayúsculas y minúsculas.</text:p>
      <text:p text:style-name="P3"><text:tab/>(-c) Indica la cantidad de lineas que coinciden con el patrón.</text:p>
      <text:p text:style-name="P3"><text:tab/>(-r) Busca el los ficheros de forma recursiva.</text:p>
      <text:p text:style-name="P3"/>
      <text:p text:style-name="P3">sort <text:tab/>ordena líneas de texto en un archivo o entrada estándar y muestra el resultado en la salida estándar.<text:tab/><text:tab/>sort archivo</text:p>
      <text:p text:style-name="P3"/>
      <text:p text:style-name="P3">uniq<text:tab/>Elimina líneas duplicadas consecutivas (por defecto).<text:tab/><text:tab/><text:tab/><text:tab/><text:tab/><text:tab/><text:tab/><text:tab/>uniq nombre_del_archivo</text:p>
      <text:p text:style-name="P3"><text:tab/><text:tab/>(-c) para contar la cantidad de ocurrencias de cada línea.</text:p>
      <text:p text:style-name="P3"><text:tab/><text:tab/>(-d) para mostrar solo líneas duplicadas.</text:p>
      <text:p text:style-name="P3"><text:tab/><text:tab/>(-u) para mostrar solo líneas no duplicadas.</text:p>
      <text:p text:style-name="P3"><text:tab/><text:tab/>(-i) ignora las diferencias entre mayúsculas y minúsculas.<text:tab/></text:p>
      <text:p text:style-name="P3"/>
      <text:p text:style-name="P3"/>
      <text:p text:style-name="P3"/>
      <text:p text:style-name="P3">EDITORES DE TEXTO</text:p>
      <text:p text:style-name="P3">___________________________________________________________________________________________________________________________________________________________</text:p>
      <text:p text:style-name="P3">NANO<text:tab/>Editor de texto en la línea de comandos.<text:tab/><text:tab/><text:tab/><text:tab/>nano nombre_archivo</text:p>
      <text:p text:style-name="P3"><text:tab/>Funcionalidad clave:</text:p>
      <text:p text:style-name="P3"><text:tab/><text:tab/>Ctrl + O: Guarda el archivo.</text:p>
      <text:p text:style-name="P3"><text:tab/><text:tab/>Ctrl + X: Sale de nano.</text:p>
      <text:p text:style-name="P3"><text:tab/><text:tab/>Ctrl + G: Muestra la ayuda (puedes obtener información sobre otros comandos).</text:p>
      <text:p text:style-name="P3"/>
      <text:p text:style-name="P3">VI<text:tab/>Vi es el primer editor de texto para la consola de Linux. Es importante conocerlo porque está en TODAS las distribuciones.</text:p>
      <text:p text:style-name="P3">VIM<text:tab/>Actualmente es más común usar Vim (vi mejorado).</text:p>
      <text:p text:style-name="P3"><text:tab/>• MODO COMANDO</text:p>
      <text:p text:style-name="P3"><text:tab/>Se empieza en este modo, siempre podemos volver a él pulsando la tecla ESC.</text:p>
      <text:p text:style-name="P3"><text:tab/>Podemos realizar acciones pulsando una o varias teclas </text:p>
      <text:p text:style-name="P3"><text:tab/><text:tab/>‣ Con los cursores o las teclas h,j,k,l nos desplazamos por el texto</text:p>
      <text:p text:style-name="P3"><text:tab/><text:tab/>‣ dd borra una linea, yy copia y p pega</text:p>
      <text:p text:style-name="P3"><text:tab/><text:tab/>‣ o añade una nueva linea, u deshacer la última acción</text:p>
      <text:p text:style-name="P3"><text:tab/><text:tab/>‣ /palabra realiza una búsqueda hacia abajo, ?palabra busca hacia arriba</text:p>
      <text:p text:style-name="P3"><text:tab/><text:tab/>‣ i inserta texto antes del cursor, a después del cursor</text:p>
      <text:p text:style-name="P3"><text:tab/><text:tab/>‣ ZZ guarda el documento y sale</text:p>
      <text:p text:style-name="P3"><text:tab/><text:tab/>‣ v selección visual de texto</text:p>
      <text:p text:style-name="P3"><text:tab/>• MODO INSERTAR</text:p>
      <text:p text:style-name="P3"><text:tab/>Podemos insertar texto con normalidad.</text:p>
      <text:p text:style-name="P3"><text:tab/>• MODO EX</text:p>
      <text:p text:style-name="P3"><text:tab/> Para acceder al modo ex pulsamos los dos puntos y a continuación ponemos la</text:p>
      <text:p text:style-name="P3"><text:tab/>acción a realizar.</text:p>
      <text:p text:style-name="P3"><text:soft-page-break/><text:tab/><text:tab/>‣ q salir, w escribir el fichero. Se pueden combinar como :wq</text:p>
      <text:p text:style-name="P3"><text:tab/><text:tab/>‣ Se puede usar la ! para forzar una acción, como salir sin guardar. :q!</text:p>
      <text:p text:style-name="P3"/>
      <text:p text:style-name="Standard"><text:span text:style-name="T1">EMACS<text:tab/><text:tab/></text:span><text:span text:style-name="T2">E</text:span><text:span text:style-name="T1">s un editor de texto con una interfaz de usuario basada en texto. Ofrece funcionalidades extensivas, y es conocido por su flexibilidad y capacidad de personalización. </text:span></text:p>
      <text:p text:style-name="P3"/>
      <text:p text:style-name="P3"/>
      <text:p text:style-name="P3"/>
      <text:p text:style-name="P3">SHELL SCRIPT</text:p>
      <text:p text:style-name="P3">___________________________________________________________________________________________________________________________________________________________</text:p>
      <text:p text:style-name="P3">Es un archivo que contiene varios comando para que el shell los interprete; su principal objetivo es automatizar tareas o realizar acciones que un solo comando no puede.</text:p>
      <text:p text:style-name="P3">El archivo en cuestión debe tener permisos de ejecución y se suele emplear la extensión (.sh)</text:p>
      <text:p text:style-name="P3">La primera línea indica la ruta del intérprete(programa que ejecuta las instrucciones del script) y empieza por #!/bin/bash , la segunda suele ser un comentario explicativo.</text:p>
      <text:p text:style-name="P3">• PARÁMETROS</text:p>
      <text:p text:style-name="P3"><text:tab/>▸ Un script puede recibir información mediante parámetros separado por espacios, que serán cadenas de texto que pondremos después del nombre del script</text:p>
      <text:p text:style-name="P3"><text:tab/>▸ Dentro del script podremos acceder a ellos mediante variables predefinidas del sistema:</text:p>
      <text:p text:style-name="P3"><text:tab/><text:tab/>$n =&gt; la información de un parámetro en concreto, siendo n un número del parámetro.</text:p>
      <text:p text:style-name="P3"><text:tab/><text:tab/>$* =&gt; todos los parámetros. Se presentan en una sola cadena de caracteres.</text:p>
      <text:p text:style-name="P3"><text:tab/><text:tab/>$@ =&gt; todos los parámetros. Es una lista con un elemento por cada parámetro recibido.</text:p>
      <text:p text:style-name="P3"><text:tab/><text:tab/>$# =&gt; el número de parámetros con los que se ha invocado el script. Será una cifra.</text:p>
      <text:p text:style-name="P3">• VARIABLES</text:p>
      <text:p text:style-name="P3"><text:tab/>▸ Sirven para guardar información y poder acceder a ella posteriormente.</text:p>
      <text:p text:style-name="P3"><text:tab/>▸ Para referirnos a ellas utilizaremos un identificador que estará compuesto por caracteres alfa numéricos o guión bajo, pero no pueden empezar por un número.</text:p>
      <text:p text:style-name="P3"><text:tab/>▸ Se distingue entre mayúsculas y minúsculas. $VAR no es igual que $var.</text:p>
      <text:p text:style-name="P3">• LECTURA / ESCRITURA DE VARIABLES</text:p>
      <text:p text:style-name="P3"><text:tab/>▸ Para guardar datos en una variable simplemente tendremos que asignarle un valor, utilizando su identificador SIN el símbolo del dólar:</text:p>
      <text:p text:style-name="P3"><text:tab/><text:tab/> <text:tab/>variable=“Hola” (es importante que todo esté junto, sin espacios)</text:p>
      <text:p text:style-name="P3"><text:tab/>▸ Y para acceder a su contenido usaremos el símbolo del dólar seguido de su identificador:</text:p>
      <text:p text:style-name="P3"><text:s/><text:tab/><text:tab/><text:tab/>echo $variable o llaves: echo ${variable}</text:p>
      <text:p text:style-name="P3">• MÁS VARIABLES PREDEFINIDAS</text:p>
      <text:p text:style-name="P3"><text:tab/>▸ Además de las variables para consultar los parámetros, disponemos de algunas similares pero que contiene otra tipo de información:</text:p>
      <text:p text:style-name="P3"><text:tab/><text:tab/>$0 =&gt; El nombre del script</text:p>
      <text:p text:style-name="P3"><text:tab/><text:tab/>$$ =&gt; PID del proceso que se le ha asignado al script en ejecución</text:p>
      <text:p text:style-name="P3"><text:tab/><text:tab/>$? =&gt; Resultado devuelto por el último proceso ejecutado.</text:p>
      <text:p text:style-name="P3"><text:tab/><text:tab/>$RANDOM</text:p>
      <text:p text:style-name="P3">• VARIABLES DE ENTORNO</text:p>
      <text:p text:style-name="P3"><text:tab/>▸ Son variables que están definidas en el sistema y que podemos usar si las necesitamos.</text:p>
      <text:p text:style-name="P3"><text:tab/>▸ Son usadas por el propio sistema para su funcionamiento, por ejemplo $PATH</text:p>
      <text:p text:style-name="P3"><text:tab/>▸ Podemos ver las disponibles con el comando printenv</text:p>
      <text:p text:style-name="P3">• Entrada de texto mediante read</text:p>
      <text:p text:style-name="P3">---</text:p>
      <text:p text:style-name="P3">• Operaciones aritméticas<text:tab/>Para que se ejecute la operación tendremos que ponerla dentro de $(( ))</text:p>
      <text:p text:style-name="P3"><text:tab/>+ Suma</text:p>
      <text:p text:style-name="P3"><text:tab/>- Resta</text:p>
      <text:p text:style-name="P3"><text:tab/>* Multiplicación</text:p>
      <text:p text:style-name="P3"><text:soft-page-break/><text:tab/>/ División</text:p>
      <text:p text:style-name="P3"><text:tab/>% Resto de la División</text:p>
      <text:p text:style-name="P3"><text:tab/><text:tab/>echo 1+1 =&gt; sacará por pantalla 1+1<text:tab/><text:tab/><text:tab/>echo $((1+1)) =&gt; sacará por pantalla 2</text:p>
      <text:p text:style-name="P3"/>
      <text:p text:style-name="P3">• Operaciones condicionales<text:tab/><text:tab/><text:tab/>Su objetivo es comprobar si una expresión es verdadera o falsa.</text:p>
      <text:p text:style-name="P3"><text:tab/>‣ Realizan comparaciones o comprueban si se cumplen condiciones.</text:p>
      <text:p text:style-name="P3"><text:tab/>‣ Utilizamos el comando test. Se puede poner de dos formas test expresión o [ expresión ]</text:p>
      <text:p text:style-name="P3"><text:tab/>Ejemplos:</text:p>
      <text:p text:style-name="P3"><text:tab/>‣ test 10 -gt 20 [ 10 -gt 20 ]<text:tab/><text:tab/><text:tab/>‣ test ‘hola’ = ‘holita’ [ ‘hola’ = ‘holita’ ]<text:tab/><text:tab/><text:tab/>‣ test -d /etc/ [ -d /etc/</text:p>
      <text:p text:style-name="P3"><text:s/><text:tab/>COMPARACIÓN DE NUMÉROS</text:p>
      <text:p text:style-name="P3"><text:tab/><text:tab/>SINTAXIS <text:tab/><text:tab/>DESCRIPCIÓN</text:p>
      <text:p text:style-name="P3"><text:tab/><text:tab/>ENTERO1 -eq ENTERO2 <text:tab/>ENTERO1 es igual que ENTERO2</text:p>
      <text:p text:style-name="P3"><text:tab/><text:tab/>ENTERO1 -ge ENTERO2 <text:tab/>ENTERO1 es mayor o igual que ENTERO2</text:p>
      <text:p text:style-name="P3"><text:tab/><text:tab/>ENTERO1 -gt ENTERO2 <text:tab/>ENTERO1 es mayor que ENTERO2</text:p>
      <text:p text:style-name="P3"><text:tab/><text:tab/>ENTERO1 -le ENTERO2 <text:tab/>ENTERO1 es menor que o igual que ENTERO2</text:p>
      <text:p text:style-name="P3"><text:tab/><text:tab/>ENTERO1 -lt ENTERO2 <text:tab/>ENTERO1 es menor que ENTERO2</text:p>
      <text:p text:style-name="P3"><text:tab/><text:tab/>ENTERO1 -ne ENTERO2 <text:tab/>ENTERO1 no es igual que ENTERO2</text:p>
      <text:p text:style-name="P3"><text:s/><text:tab/>COMPARACIÓN DE TEXTO</text:p>
      <text:p text:style-name="P3"><text:tab/><text:tab/>SINTAXIS <text:tab/><text:tab/>DESCRIPCIÓN</text:p>
      <text:p text:style-name="P3"><text:tab/><text:tab/>CADENA1 = CADENA2 <text:tab/>CADENA1 es igual que CADENA2</text:p>
      <text:p text:style-name="P3"><text:s/><text:tab/><text:tab/>CADENA1 &gt; CADENA2 <text:tab/>CADENA1 es mayor que CADENA2</text:p>
      <text:p text:style-name="P3"><text:tab/><text:tab/>CADENA1 &lt; CADENA2 <text:tab/>CADENA1 es menor que CADENA2</text:p>
      <text:p text:style-name="P3"><text:tab/><text:tab/>CADENA1 != CADENA2 <text:tab/>CADENA1 no es igual que CADENA2</text:p>
      <text:p text:style-name="P3"><text:tab/><text:tab/>-n CADENA Cierto si la longitud de la cadena es distinta de cero</text:p>
      <text:p text:style-name="P3"><text:tab/><text:tab/>! EXPRESIÓN Negación: cierto si la EXPRESIÓN es falsa</text:p>
      <text:p text:style-name="P3"><text:s/><text:tab/><text:tab/>EXPRESIÓN1 -a EXPRESIÓN2 Cierto si EXPRESIÓN1 y EXPRESIÓN2 son ciertas . Las dos</text:p>
      <text:p text:style-name="P3"><text:s/><text:tab/><text:tab/>EXPRESIÓN1 -o EXPRESIÓN2 Cierto si EXPRESIÓN1 o EXPRESIÓN2 son ciertas. Alguna de ellas </text:p>
      <text:p text:style-name="P3"/>
      <text:p text:style-name="P3">• Comprobaciones sobre ficheros y directorios</text:p>
      <text:p text:style-name="P3"><text:tab/>SINTAXIS <text:tab/><text:tab/>DESCRIPCIÓN</text:p>
      <text:p text:style-name="P3"><text:tab/>-d RUTA <text:tab/><text:tab/>Cierto si la RUTA existe y es un directorio</text:p>
      <text:p text:style-name="P3"><text:s/><text:tab/>-e RUTA <text:tab/><text:tab/>Cierto si la RUTA existe sea el elemento que sea</text:p>
      <text:p text:style-name="P3"><text:s/><text:tab/>-f RUTA <text:tab/><text:tab/>Cierto si la RUTA existe y es un fichero normal</text:p>
      <text:p text:style-name="P3"><text:tab/>-r RUTA <text:tab/><text:tab/>Cierto si la RUTA existe y se puede leer</text:p>
      <text:p text:style-name="P3"><text:tab/>-w RUTA <text:tab/><text:tab/>Cierto si la RUTA existe y se puede escribir</text:p>
      <text:p text:style-name="P3"><text:s/><text:tab/>-x RUTA <text:tab/><text:tab/>Cierto si la RUTA existe y es ejecutable</text:p>
      <text:p text:style-name="P3"><text:tab/>-s RUTA <text:tab/><text:tab/>Cierto si la RUTA existe y su tamaño es mayor que cero</text:p>
      <text:p text:style-name="P3">---</text:p>
      <text:p text:style-name="P3">• SENTENCIAS CONDICIONALES<text:tab/></text:p>
      <text:p text:style-name="P3"><text:tab/>IF<text:tab/>Son estructuras de control que nos permiten ejecutar lineas de código solamente si se cumplen las condiciones indicadas.</text:p>
      <text:p text:style-name="P3"><text:tab/><text:tab/>if [ CONDICION ]; then</text:p>
      <text:p text:style-name="P3"><text:s/><text:tab/><text:tab/><text:tab/>unos comandos</text:p>
      <text:p text:style-name="P3"><text:tab/><text:tab/>elif [ CONDICION ]; then</text:p>
      <text:p text:style-name="P3"><text:s/><text:tab/><text:tab/><text:tab/>otros comandos</text:p>
      <text:p text:style-name="P3"><text:soft-page-break/><text:tab/><text:tab/>else</text:p>
      <text:p text:style-name="P3"><text:s/><text:tab/><text:tab/><text:tab/>otros comandos diferentes </text:p>
      <text:p text:style-name="P3"><text:tab/><text:tab/>fi</text:p>
      <text:p text:style-name="P3">• BUCLES</text:p>
      <text:p text:style-name="P3"><text:tab/>WHILE<text:tab/>Ejecutará las lineas que contenga mientras se cumpla una condición.</text:p>
      <text:p text:style-name="P3"><text:tab/><text:tab/>while [ CONDICION ]; do</text:p>
      <text:p text:style-name="P3"><text:tab/><text:tab/><text:tab/>instrucciones</text:p>
      <text:p text:style-name="P3"><text:tab/><text:tab/>done</text:p>
      <text:p text:style-name="P3"><text:tab/>FOR<text:tab/>Ejecutará las lineas que contenga hasta que termine de recorrer una lista.</text:p>
      <text:p text:style-name="P3"><text:tab/><text:tab/>for VARIABLE in LISTA; do</text:p>
      <text:p text:style-name="P3"><text:tab/><text:tab/><text:tab/>instrucciones</text:p>
      <text:p text:style-name="P3"><text:tab/><text:tab/>done</text:p>
      <text:p text:style-name="P3"><text:tab/>Podemos interrumpir un bucle con las siguientes instrucciones</text:p>
      <text:p text:style-name="P3"><text:tab/><text:tab/>‣ continue<text:tab/>Al ejecutar continue se termina la iteración actual y vuelve al inicio del bucle.</text:p>
      <text:p text:style-name="P3"/>
      <text:p text:style-name="P3"><text:tab/><text:tab/>‣ break<text:tab/><text:tab/>Al ejecutar break se sale inmediatamente del bucle.</text:p>
      <text:p text:style-name="P3"/>
      <text:p text:style-name="P3">VARIABLES DEL SISTEMA</text:p>
      <text:p text:style-name="P3">___________________________________________________________________________________________________________________________________________________________</text:p>
      <text:p text:style-name="P3">$USER<text:tab/>Imprimirá el nombre de usuario asociado con la sesión actual.</text:p>
      <text:p text:style-name="P3">$PATH<text:tab/>Especifica la lista de directorios donde el sistema buscará ejecutables de comandos.</text:p>
      <text:p text:style-name="P3">$SHELL<text:tab/>Ruta al programa de shell predeterminado para el usuario.</text:p>
      <text:p text:style-name="P3"/>
      <text:p text:style-name="P3">REDIRECCION</text:p>
      <text:p text:style-name="P3">___________________________________________________________________________________________________________________________________________________________</text:p>
      <text:p text:style-name="P3">• Usando un solo &gt; si el fichero existe, lo sobrescribe.<text:tab/><text:tab/><text:tab/><text:tab/><text:tab/>echo "hola mundo" &gt; ejemplo.txt</text:p>
      <text:p text:style-name="P3">• Usando dos &gt;&gt; si existe añade el texto al final<text:tab/><text:tab/><text:tab/><text:tab/><text:tab/><text:tab/>echo "hola mundo" &gt;&gt; ejemplo.txt</text:p>
      <text:p text:style-name="P3">• Los mensajes de error se pueden redirigir de forma independiente usando 2&gt; o 2&gt;&gt;<text:tab/><text:tab/>cp Descargas/ ./copias/ 2&gt;&gt; log.copiar</text:p>
      <text:p text:style-name="P3">• Para redirigir todos los mensajes se usa &amp;&gt; o &amp;&gt;&gt;<text:tab/><text:tab/><text:tab/><text:tab/><text:tab/><text:tab/>cp Descargas/ ./copias/ &amp;&gt;&gt; log.copiar</text:p>
      <text:p text:style-name="P3"/>
      <text:p text:style-name="P3">• También se puede redirigir la entrada de texto, para ello usamos el carácter &lt;, que enviará la información que lee de un fichero al comando.</text:p>
      <text:p text:style-name="P3"><text:tab/><text:tab/><text:tab/><text:tab/>sort &lt; listado<text:tab/><text:tab/><text:tab/><text:tab/><text:tab/><text:tab/><text:tab/>mysql &lt; db_backup.sql</text:p>
      <text:p text:style-name="P3">• Si queremos desechar alguna salida, podemos usar el dispositivo /dev/null. Enviar texto hará que no aparezca ni se guarde en ningún sitio.</text:p>
      <text:p text:style-name="P3"><text:tab/><text:tab/><text:tab/><text:tab/>grep -r max_size /etc/* &amp;&gt; /dev/null</text:p>
      <text:p text:style-name="P3"/>
      <text:p text:style-name="P3">TUBERIAS</text:p>
      <text:p text:style-name="P3">___________________________________________________________________________________________________________________________________________________________</text:p>
      <text:p text:style-name="P3">Establece un “canal” por el que pasará el texto de un comando a otro. Esto se realiza con el carácter "|"</text:p>
      <text:p text:style-name="P3"><text:tab/><text:tab/><text:tab/>comando1 | comando2</text:p>
      <text:p text:style-name="P3"><text:tab/><text:tab/><text:tab/>echo "hola mundo" | wc</text:p>
      <text:p text:style-name="P3"/>
      <text:p text:style-name="P3"/>
      <text:p text:style-name="P3"/>
      <text:p text:style-name="P3"/>
      <text:p text:style-name="P3"><text:soft-page-break/>RUTAS ABSOLUTAS Y RELATIVAS</text:p>
      <text:p text:style-name="P3">___________________________________________________________________________________________________________________________________________________________</text:p>
      <text:p text:style-name="P3">La ruta absoluta representa la ruta completa del recurso, parte del directorio raíz hasta llegar al archivo concreto que se está buscando.</text:p>
      <text:p text:style-name="P3">Por su parte, la ruta relativa representa solo una parte de la ruta, ya que en ella se tiene en cuenta el directorio actual desde el que se está trabajando.</text:p>
      <text:p text:style-name="P3"/>
      <text:p text:style-name="P3"/>
      <text:p text:style-name="P3">ATAJOS DE TECLADO &amp; COMODINES(Globbing)</text:p>
      <text:p text:style-name="P3">___________________________________________________________________________________________________________________________________________________________</text:p>
      <text:p text:style-name="P3">Tab<text:tab/><text:tab/>Para completar una ruta en la consola.</text:p>
      <text:p text:style-name="P3">Doble tab <text:tab/>Para que te muestre las posibles opciones entre las que tiene conflicto para completar la ruta.</text:p>
      <text:p text:style-name="P3"/>
      <text:p text:style-name="P3">history<text:tab/><text:tab/>Muestra el historial de comandos que hemos ejecutado.<text:tab/><text:tab/><text:tab/><text:tab/>history</text:p>
      <text:p text:style-name="P3">!NumcomandoHistory<text:tab/>Exclamación + el núm del comando según el history, ejecuta dicho comando.</text:p>
      <text:p text:style-name="P3"/>
      <text:p text:style-name="P3">!!<text:tab/><text:tab/>Te muestra la última instrucción y la ejecuta.</text:p>
      <text:p text:style-name="P3"/>
      <text:p text:style-name="P3">Ctrl a<text:tab/><text:tab/>Te vas al principio de la sentencia.</text:p>
      <text:p text:style-name="P3"/>
      <text:p text:style-name="P3">Ctrl e<text:tab/><text:tab/>Te vas al final de la sentencia.</text:p>
      <text:p text:style-name="P3"/>
      <text:p text:style-name="P3">Ctrl l<text:tab/><text:tab/>Ejecuta el comando Clear.</text:p>
      <text:p text:style-name="P3"/>
      <text:p text:style-name="P3"/>
      <text:p text:style-name="P3">EXPRESIONES REGULARES</text:p>
      <text:p text:style-name="P3">___________________________________________________________________________________________________________________________________________________________</text:p>
      <text:p text:style-name="P3">*(asterisco)<text:tab/>Es un comodín que hace referencia cualquier cadena de caracteres en el nombre del archivo.<text:tab/>rm *.git<text:tab/>rm *.*</text:p>
      <text:p text:style-name="P3"/>
      <text:p text:style-name="P3">?(interrogación)Es un comodín que hace referencia cualquier caracter, pero solo uno en el nombre del archivo.<text:tab/>ls ???.git</text:p>
      <text:p text:style-name="P3"/>
      <text:p text:style-name="P3">CARACTERES ESPECIALES</text:p>
      <text:p text:style-name="P3"><text:tab/>^ (acento circunflejo): Inicio de linea.<text:tab/><text:tab/><text:tab/><text:tab/><text:tab/><text:tab/><text:tab/><text:tab/><text:tab/><text:tab/>grep ^a fichero </text:p>
      <text:p text:style-name="P3"><text:tab/>$: Fin de línea<text:tab/><text:tab/><text:tab/><text:tab/><text:tab/><text:tab/><text:tab/><text:tab/><text:tab/><text:tab/><text:tab/><text:tab/><text:tab/><text:tab/>grep o$ fichero</text:p>
      <text:p text:style-name="P3"><text:tab/>. :cualquier carácter. Si queremos quitar el significado especial tendremos que poner la contrabarra \ delante.<text:tab/><text:tab/>grep "\." fichero<text:tab/></text:p>
      <text:p text:style-name="P3"/>
      <text:p text:style-name="P3">[](corchetes)<text:tab/>Cualquier carácter dentro de los que se incluyen con corchetes.</text:p>
      <text:p text:style-name="P3"><text:tab/><text:tab/>Rangos: Si indica el inicio y el final separados por un guión(-).</text:p>
      <text:p text:style-name="P3"><text:tab/><text:tab/>Negación: Se pone ^ al inicio e indica los carácteres que NO son válidos.</text:p>
      <text:p text:style-name="P3"><text:tab/><text:tab/>Clases: Grupos de carácteres predefinidos.</text:p>
      <text:p text:style-name="P3"><text:tab/><text:tab/><text:tab/>[:alnum:] : Las letras y Dígitos</text:p>
      <text:p text:style-name="P3"><text:tab/><text:tab/><text:tab/>[:alpha:] : Letras</text:p>
      <text:p text:style-name="P3"><text:tab/><text:tab/><text:tab/>[:blank:] : Espacios en Blanco</text:p>
      <text:p text:style-name="P3"><text:tab/><text:tab/><text:tab/>[:cntrl:] : Caracteres de control</text:p>
      <text:p text:style-name="P3"><text:tab/><text:tab/><text:tab/>[:space:] : Los Espacios en Blanco verticales y horizontales</text:p>
      <text:p text:style-name="P3"><text:tab/><text:tab/><text:tab/>[:graph:] : Caracteres imprimibles, sin incluir el Espacio en Blanco</text:p>
      <text:p text:style-name="P3"><text:soft-page-break/><text:tab/><text:tab/><text:tab/>[:print:] : Caracteres imprimibles, incluyendo el Espacio en Blanco</text:p>
      <text:p text:style-name="P3"><text:tab/><text:tab/><text:tab/>[:digit:] : Dígitos</text:p>
      <text:p text:style-name="P3"><text:tab/><text:tab/><text:tab/>[:lower:] : Letras minúsculas.</text:p>
      <text:p text:style-name="P3"><text:tab/><text:tab/><text:tab/>[:upper:] : Letras mayúsculas.</text:p>
      <text:p text:style-name="P3"><text:tab/><text:tab/><text:tab/>[:punct:] : Signos de puntuación.</text:p>
      <text:p text:style-name="P3"><text:tab/><text:tab/><text:tab/>[:xdigit:] : Dígitos Hexadecimales.</text:p>
      <text:p text:style-name="P3"/>
      <text:p text:style-name="P3">EXPRESIONES REGULARES Extendidas -&gt; (si usamos el comando grep debemos ponerle la opción -E, también existe el comando egrep) </text:p>
      <text:p text:style-name="P3"/>
      <text:p text:style-name="P3"><text:tab/>X* El asterisco concuerda con cero o más repeticiones de la expresión regular que le precede (X)</text:p>
      <text:p text:style-name="P3"><text:tab/>X? El carácter interrogación concuerda con cero o una aparición de la expresión regular que le precede (X)</text:p>
      <text:p text:style-name="P3"><text:tab/>X+ El signo más concuerda con una o más repeticiones de la expresión regular que le precede (X)</text:p>
      <text:p text:style-name="P3"><text:tab/>X{n} Concuerda con n repeticiones exactas de X</text:p>
      <text:p text:style-name="P3"><text:tab/>X{n,} Concuerda con n o más repeticiones de X</text:p>
      <text:p text:style-name="P3"><text:tab/>X{,n} Concuerda con cero o a lo sumo n repeticiones de X</text:p>
      <text:p text:style-name="P3"><text:tab/>X{n,m} Concuerda con al menos n repeticiones de X, o como mucho m repeticione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text:bookmark-start text:name="PageNumWizard_FOOTER_Estilo de página predeterminado1"/><text:page-number text:select-page="current">9</text:page-number><text:s/>/ <text:page-count>9</text:page-count><text:bookmark-end text:name="PageNumWizard_FOOTER_Estilo de página predeterminado1"/></text:p>
      </style:footer>
      <style:footer-left>
        <text:p text:style-name="MP2"><text:bookmark-start text:name="PageNumWizard_FOOTER_Estilo de página predeterminado2"/><text:page-number text:select-page="current">8</text:page-number><text:s/>/ <text:page-count>9</text:page-count><text:bookmark-end text:name="PageNumWizard_FOOTER_Estilo de página predeterminado2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30T10:53:33.786000000</meta:creation-date>
    <dc:date>2023-11-30T11:00:15.900000000</dc:date>
    <meta:editing-duration>PT6M43S</meta:editing-duration>
    <meta:editing-cycles>1</meta:editing-cycles>
    <meta:document-statistic meta:table-count="0" meta:image-count="0" meta:object-count="0" meta:page-count="9" meta:paragraph-count="295" meta:word-count="2676" meta:character-count="18021" meta:non-whitespace-character-count="14985"/>
    <meta:generator>LibreOffice/7.6.2.1$Windows_X86_64 LibreOffice_project/56f7684011345957bbf33a7ee678afaf4d2ba333</meta:generator>
  </office:meta>
</office:document-meta>
</file>